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47"/>
    <style:style style:name="ce2" style:family="table-cell" style:parent-style-name="Default" style:data-style-name="N155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799in" svg:height="2.8654in" svg:x="11.6748in" svg:y="0.0787in">
            <draw:object draw:notify-on-update-of-ranges="Sheet1.K3:Sheet1.K7 Sheet1.L2:Sheet1.L2 Sheet1.L3:Sheet1.L7 Sheet1.M3:Sheet1.M7 Sheet1.M3:Sheet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217in" svg:height="2.8598in" svg:x="11.6795in" svg:y="3.0748in">
            <draw:object draw:notify-on-update-of-ranges="Sheet1.K20:Sheet1.K24 Sheet1.L19:Sheet1.L19 Sheet1.L20:Sheet1.L24 Sheet1.M20:Sheet1.M24 Sheet1.M20:Sheet1.M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1421in" svg:height="2.8756in" svg:x="11.6335in" svg:y="6.2846in">
            <draw:object draw:notify-on-update-of-ranges="Sheet1.K38:Sheet1.K42 Sheet1.L37:Sheet1.L37 Sheet1.L38:Sheet1.L42 Sheet1.M38:Sheet1.M42 Sheet1.M38:Sheet1.M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1217in" svg:height="2.8705in" svg:x="11.6224in" svg:y="9.3177in">
            <draw:object draw:notify-on-update-of-ranges="Sheet1.K55:Sheet1.K59 Sheet1.L54:Sheet1.L54 Sheet1.L55:Sheet1.L59 Sheet1.M55:Sheet1.M59 Sheet1.M55:Sheet1.M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8" table:number-rows-spanned="1">
            <text:p>700 Hz</text:p>
          </table:table-cell>
          <table:covered-table-cell/>
          <table:covered-table-cell table:number-columns-repeated="5" table:style-name="Default"/>
          <table:covered-table-cell/>
          <table:table-cell table:number-columns-repeated="2"/>
          <table:table-cell office:value-type="string" calcext:value-type="string" table:number-columns-spanned="3" table:number-rows-spanned="1">
            <text:p>700 Hz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raw_mean</text:p>
          </table:table-cell>
          <table:table-cell table:style-name="Default" office:value-type="string" calcext:value-type="string">
            <text:p>raw_stdev</text:p>
          </table:table-cell>
          <table:table-cell table:style-name="Default" office:value-type="string" calcext:value-type="string">
            <text:p>beamformed_mean</text:p>
          </table:table-cell>
          <table:table-cell table:style-name="Default" office:value-type="string" calcext:value-type="string">
            <text:p>beamformed_stdev</text:p>
          </table:table-cell>
          <table:table-cell table:style-name="Default"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" calcext:value-type="float">
            <text:p>0.000100</text:p>
          </table:table-cell>
          <table:table-cell table:formula="of:=[.C3]/[.E3]" office:value-type="float" office:value="0.933333333333333" calcext:value-type="float">
            <text:p>0.93</text:p>
          </table:table-cell>
          <table:table-cell table:formula="of:=[.G3]*SQRT(POWER([.D3]/[.C3]; 2)+POWER([.F3]/[.E3]; 2))" office:value-type="float" office:value="0.257662809611302" calcext:value-type="float">
            <text:p>0.257662809611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VERAGE([.G3]; [.G8]; [.G13])" office:value-type="float" office:value="0.888888888888889" calcext:value-type="float">
            <text:p>0.888888888888889</text:p>
          </table:table-cell>
          <table:table-cell table:formula="of:=SQRT(POWER([.H3]; 2)+POWER([.H8]; 2)+POWER([.H13]; 2))/3" office:value-type="float" office:value="0.16505226341091" calcext:value-type="float">
            <text:p>0.16505226341091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015" calcext:value-type="float">
            <text:p>0.00015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5" calcext:value-type="float">
            <text:p>0.000050</text:p>
          </table:table-cell>
          <table:table-cell table:formula="of:=[.C4]/[.E4]" office:value-type="float" office:value="0.857142857142857" calcext:value-type="float">
            <text:p>0.86</text:p>
          </table:table-cell>
          <table:table-cell table:formula="of:=[.G4]*SQRT(POWER([.D4]/[.C4]; 2)+POWER([.F4]/[.E4]; 2))" office:value-type="float" office:value="0.283519265090812" calcext:value-type="float">
            <text:p>0.2835192650908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AVERAGE([.G4]; [.G9]; [.G14])" office:value-type="float" office:value="0.841269841269841" calcext:value-type="float">
            <text:p>0.841269841269841</text:p>
          </table:table-cell>
          <table:table-cell table:formula="of:=SQRT(POWER([.H4]; 2)+POWER([.H9]; 2)+POWER([.H14]; 2))/3" office:value-type="float" office:value="0.176915964787033" calcext:value-type="float">
            <text:p>0.176915964787033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0.0003" calcext:value-type="float">
            <text:p>0.00030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3" calcext:value-type="float">
            <text:p>0.000300</text:p>
          </table:table-cell>
          <table:table-cell office:value-type="float" office:value="0.000075" calcext:value-type="float">
            <text:p>0.000075</text:p>
          </table:table-cell>
          <table:table-cell table:formula="of:=[.C5]/[.E5]" office:value-type="float" office:value="1" calcext:value-type="float">
            <text:p>1.00</text:p>
          </table:table-cell>
          <table:table-cell table:formula="of:=[.G5]*SQRT(POWER([.D5]/[.C5]; 2)+POWER([.F5]/[.E5]; 2))" office:value-type="float" office:value="0.263523138347365" calcext:value-type="float">
            <text:p>0.26352313834736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AVERAGE([.G5]; [.G10]; [.G15])" office:value-type="float" office:value="0.983333333333333" calcext:value-type="float">
            <text:p>0.983333333333333</text:p>
          </table:table-cell>
          <table:table-cell table:formula="of:=SQRT(POWER([.H5]; 2)+POWER([.H10]; 2)+POWER([.H15]; 2))/3" office:value-type="float" office:value="0.103495326362475" calcext:value-type="float">
            <text:p>0.103495326362475</text:p>
          </table:table-cell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0.00005" calcext:value-type="float">
            <text:p>0.000050</text:p>
          </table:table-cell>
          <table:table-cell table:formula="of:=[.C6]/[.E6]" office:value-type="float" office:value="0.9" calcext:value-type="float">
            <text:p>0.90</text:p>
          </table:table-cell>
          <table:table-cell table:formula="of:=[.G6]*SQRT(POWER([.D6]/[.C6]; 2)+POWER([.F6]/[.E6]; 2))" office:value-type="float" office:value="0.20591260281974" calcext:value-type="float">
            <text:p>0.2059126028197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AVERAGE([.G6]; [.G11]; [.G16])" office:value-type="float" office:value="0.905555555555556" calcext:value-type="float">
            <text:p>0.905555555555556</text:p>
          </table:table-cell>
          <table:table-cell table:formula="of:=SQRT(POWER([.H6]; 2)+POWER([.H11]; 2)+POWER([.H16]; 2))/3" office:value-type="float" office:value="0.104125835618962" calcext:value-type="float">
            <text:p>0.104125835618962</text:p>
          </table:table-cell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15" calcext:value-type="float">
            <text:p>0.000150</text:p>
          </table:table-cell>
          <table:table-cell office:value-type="float" office:value="0.000075" calcext:value-type="float">
            <text:p>0.000075</text:p>
          </table:table-cell>
          <table:table-cell table:formula="of:=[.C7]/[.E7]" office:value-type="float" office:value="0.5" calcext:value-type="float">
            <text:p>0.50</text:p>
          </table:table-cell>
          <table:table-cell table:formula="of:=[.G7]*SQRT(POWER([.D7]/[.C7]; 2)+POWER([.F7]/[.E7]; 2))" office:value-type="float" office:value="0.300462606288666" calcext:value-type="float">
            <text:p>0.30046260628866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AVERAGE([.G7]; [.G12]; [.G17])" office:value-type="float" office:value="0.777777777777778" calcext:value-type="float">
            <text:p>0.777777777777778</text:p>
          </table:table-cell>
          <table:table-cell table:formula="of:=SQRT(POWER([.H7]; 2)+POWER([.H12]; 2)+POWER([.H17]; 2))/3" office:value-type="float" office:value="0.168122854225333" calcext:value-type="float">
            <text:p>0.168122854225333</text:p>
          </table:table-cell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0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0.0001" calcext:value-type="float">
            <text:p>0.000100</text:p>
          </table:table-cell>
          <table:table-cell table:formula="of:=[.C8]/[.E8]" office:value-type="float" office:value="0.8" calcext:value-type="float">
            <text:p>0.80</text:p>
          </table:table-cell>
          <table:table-cell table:formula="of:=[.G8]*SQRT(POWER([.D8]/[.C8]; 2)+POWER([.F8]/[.E8]; 2))" office:value-type="float" office:value="0.335261092284804" calcext:value-type="float">
            <text:p>0.33526109228480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25" calcext:value-type="float">
            <text:p>0.000025</text:p>
          </table:table-cell>
          <table:table-cell table:formula="of:=[.C9]/[.E9]" office:value-type="float" office:value="1" calcext:value-type="float">
            <text:p>1.00</text:p>
          </table:table-cell>
          <table:table-cell table:formula="of:=[.G9]*SQRT(POWER([.D9]/[.C9]; 2)+POWER([.F9]/[.E9]; 2))" office:value-type="float" office:value="0.202030508910442" calcext:value-type="float">
            <text:p>0.20203050891044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0.00005" calcext:value-type="float">
            <text:p>0.000050</text:p>
          </table:table-cell>
          <table:table-cell table:formula="of:=[.C10]/[.E10]" office:value-type="float" office:value="0.95" calcext:value-type="float">
            <text:p>0.95</text:p>
          </table:table-cell>
          <table:table-cell table:formula="of:=[.G10]*SQRT(POWER([.D10]/[.C10]; 2)+POWER([.F10]/[.E10]; 2))" office:value-type="float" office:value="0.107354552767919" calcext:value-type="float">
            <text:p>0.10735455276791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0.00005" calcext:value-type="float">
            <text:p>0.000050</text:p>
          </table:table-cell>
          <table:table-cell table:formula="of:=[.C11]/[.E11]" office:value-type="float" office:value="0.9" calcext:value-type="float">
            <text:p>0.90</text:p>
          </table:table-cell>
          <table:table-cell table:formula="of:=[.G11]*SQRT(POWER([.D11]/[.C11]; 2)+POWER([.F11]/[.E11]; 2))" office:value-type="float" office:value="0.20591260281974" calcext:value-type="float">
            <text:p>0.2059126028197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075" calcext:value-type="float">
            <text:p>0.000075</text:p>
          </table:table-cell>
          <table:table-cell table:formula="of:=[.C12]/[.E12]" office:value-type="float" office:value="1" calcext:value-type="float">
            <text:p>1.00</text:p>
          </table:table-cell>
          <table:table-cell table:formula="of:=[.G12]*SQRT(POWER([.D12]/[.C12]; 2)+POWER([.F12]/[.E12]; 2))" office:value-type="float" office:value="0.24325212770526" calcext:value-type="float">
            <text:p>0.24325212770526</text:p>
          </table:table-cell>
          <table: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" calcext:value-type="float">
            <text:p>0.000100</text:p>
          </table:table-cell>
          <table:table-cell table:formula="of:=[.C13]/[.E13]" office:value-type="float" office:value="0.933333333333333" calcext:value-type="float">
            <text:p>0.93</text:p>
          </table:table-cell>
          <table:table-cell table:formula="of:=[.G13]*SQRT(POWER([.D13]/[.C13]; 2)+POWER([.F13]/[.E13]; 2))" office:value-type="float" office:value="0.257662809611302" calcext:value-type="float">
            <text:p>0.2576628096113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005" calcext:value-type="float">
            <text:p>0.00005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25" calcext:value-type="float">
            <text:p>0.000025</text:p>
          </table:table-cell>
          <table:table-cell table:formula="of:=[.C14]/[.E14]" office:value-type="float" office:value="0.666666666666667" calcext:value-type="float">
            <text:p>0.67</text:p>
          </table:table-cell>
          <table:table-cell table:formula="of:=[.G14]*SQRT(POWER([.D14]/[.C14]; 2)+POWER([.F14]/[.E14]; 2))" office:value-type="float" office:value="0.400616808384888" calcext:value-type="float">
            <text:p>0.40061680838488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0.00045" calcext:value-type="float">
            <text:p>0.000450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45" calcext:value-type="float">
            <text:p>0.000450</text:p>
          </table:table-cell>
          <table:table-cell office:value-type="float" office:value="0.00005" calcext:value-type="float">
            <text:p>0.000050</text:p>
          </table:table-cell>
          <table:table-cell table:formula="of:=[.C15]/[.E15]" office:value-type="float" office:value="1" calcext:value-type="float">
            <text:p>1.00</text:p>
          </table:table-cell>
          <table:table-cell table:formula="of:=[.G15]*SQRT(POWER([.D15]/[.C15]; 2)+POWER([.F15]/[.E15]; 2))" office:value-type="float" office:value="0.124225998749988" calcext:value-type="float">
            <text:p>0.12422599874998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3" calcext:value-type="float">
            <text:p>0.000300</text:p>
          </table:table-cell>
          <table:table-cell office:value-type="float" office:value="0.000025" calcext:value-type="float">
            <text:p>0.000025</text:p>
          </table:table-cell>
          <table:table-cell table:formula="of:=[.C16]/[.E16]" office:value-type="float" office:value="0.916666666666667" calcext:value-type="float">
            <text:p>0.92</text:p>
          </table:table-cell>
          <table:table-cell table:formula="of:=[.G16]*SQRT(POWER([.D16]/[.C16]; 2)+POWER([.F16]/[.E16]; 2))" office:value-type="float" office:value="0.113047365250692" calcext:value-type="float">
            <text:p>0.11304736525069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15" calcext:value-type="float">
            <text:p>0.000150</text:p>
          </table:table-cell>
          <table:table-cell office:value-type="float" office:value="0.00005" calcext:value-type="float">
            <text:p>0.000050</text:p>
          </table:table-cell>
          <table:table-cell table:formula="of:=[.C17]/[.E17]" office:value-type="float" office:value="0.833333333333333" calcext:value-type="float">
            <text:p>0.83</text:p>
          </table:table-cell>
          <table:table-cell table:formula="of:=[.G17]*SQRT(POWER([.D17]/[.C17]; 2)+POWER([.F17]/[.E17]; 2))" office:value-type="float" office:value="0.32394177193585" calcext:value-type="float">
            <text:p>0.32394177193585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8" table:number-rows-spanned="1">
            <text:p>1400 Hz</text:p>
          </table:table-cell>
          <table:covered-table-cell/>
          <table:covered-table-cell table:number-columns-repeated="5" table:style-name="Default"/>
          <table:covered-table-cell/>
          <table:table-cell table:number-columns-repeated="2"/>
          <table:table-cell office:value-type="string" calcext:value-type="string" table:number-columns-spanned="3" table:number-rows-spanned="1">
            <text:p>1400 Hz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raw_mean</text:p>
          </table:table-cell>
          <table:table-cell table:style-name="Default" office:value-type="string" calcext:value-type="string">
            <text:p>raw_stdev</text:p>
          </table:table-cell>
          <table:table-cell table:style-name="Default" office:value-type="string" calcext:value-type="string">
            <text:p>beamformed_mean</text:p>
          </table:table-cell>
          <table:table-cell table:style-name="Default" office:value-type="string" calcext:value-type="string">
            <text:p>beamformed_stdev</text:p>
          </table:table-cell>
          <table:table-cell table:style-name="Default"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0" calcext:value-type="float">
            <text:p>0</text:p>
          </table:table-cell>
          <table:table-cell table:formula="of:=3.25*0.00025" office:value-type="float" office:value="0.0008125" calcext:value-type="float">
            <text:p>0.00081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3.5*0.00025" office:value-type="float" office:value="0.000875" calcext:value-type="float">
            <text:p>0.000875</text:p>
          </table:table-cell>
          <table:table-cell table:formula="of:=0.5*0.00025" office:value-type="float" office:value="0.000125" calcext:value-type="float">
            <text:p>0.000125</text:p>
          </table:table-cell>
          <table:table-cell table:formula="of:=[.C20]/[.E20]" office:value-type="float" office:value="0.928571428571429" calcext:value-type="float">
            <text:p>0.93</text:p>
          </table:table-cell>
          <table:table-cell table:formula="of:=[.G20]*SQRT(POWER([.D20]/[.C20]; 2)+POWER([.F20]/[.E20]; 2))" office:value-type="float" office:value="0.1506614597983" calcext:value-type="float">
            <text:p>0.15066145979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VERAGE([.G20]; [.G25]; [.G30])" office:value-type="float" office:value="0.956582633053221" calcext:value-type="float">
            <text:p>0.956582633053221</text:p>
          </table:table-cell>
          <table:table-cell table:formula="of:=SQRT(POWER([.H20]; 2)+POWER([.H25]; 2)+POWER([.H30]; 2))/3" office:value-type="float" office:value="0.0786839746114588" calcext:value-type="float">
            <text:p>0.0786839746114588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formula="of:=2.25*0.00025" office:value-type="float" office:value="0.0005625" calcext:value-type="float">
            <text:p>0.00056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2.5*0.00025" office:value-type="float" office:value="0.000625" calcext:value-type="float">
            <text:p>0.000625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[.C21]/[.E21]" office:value-type="float" office:value="0.9" calcext:value-type="float">
            <text:p>0.90</text:p>
          </table:table-cell>
          <table:table-cell table:formula="of:=[.G21]*SQRT(POWER([.D21]/[.C21]; 2)+POWER([.F21]/[.E21]; 2))" office:value-type="float" office:value="0.134536240470737" calcext:value-type="float">
            <text:p>0.13453624047073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AVERAGE([.G21]; [.G26]; [.G31])" office:value-type="float" office:value="0.888744588744589" calcext:value-type="float">
            <text:p>0.888744588744589</text:p>
          </table:table-cell>
          <table:table-cell table:formula="of:=SQRT(POWER([.H21]; 2)+POWER([.H26]; 2)+POWER([.H31]; 2))/3" office:value-type="float" office:value="0.0769490385348761" calcext:value-type="float">
            <text:p>0.0769490385348761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formula="of:=1.5*0.00025" office:value-type="float" office:value="0.000375" calcext:value-type="float">
            <text:p>0.000375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2.75*0.00025" office:value-type="float" office:value="0.0006875" calcext:value-type="float">
            <text:p>0.000688</text:p>
          </table:table-cell>
          <table:table-cell table:formula="of:=1*0.00025" office:value-type="float" office:value="0.00025" calcext:value-type="float">
            <text:p>0.000250</text:p>
          </table:table-cell>
          <table:table-cell table:formula="of:=[.C22]/[.E22]" office:value-type="float" office:value="0.545454545454546" calcext:value-type="float">
            <text:p>0.55</text:p>
          </table:table-cell>
          <table:table-cell table:formula="of:=[.G22]*SQRT(POWER([.D22]/[.C22]; 2)+POWER([.F22]/[.E22]; 2))" office:value-type="float" office:value="0.218188079048663" calcext:value-type="float">
            <text:p>0.21818807904866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AVERAGE([.G22]; [.G27]; [.G32])" office:value-type="float" office:value="0.527972027972028" calcext:value-type="float">
            <text:p>0.527972027972028</text:p>
          </table:table-cell>
          <table:table-cell table:formula="of:=SQRT(POWER([.H22]; 2)+POWER([.H27]; 2)+POWER([.H32]; 2))/3" office:value-type="float" office:value="0.112285952846238" calcext:value-type="float">
            <text:p>0.112285952846238</text:p>
          </table:table-cell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formula="of:=2.25*0.00025" office:value-type="float" office:value="0.0005625" calcext:value-type="float">
            <text:p>0.00056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3.75*0.00025" office:value-type="float" office:value="0.0009375" calcext:value-type="float">
            <text:p>0.000938</text:p>
          </table:table-cell>
          <table:table-cell table:formula="of:=1.25*0.00025" office:value-type="float" office:value="0.0003125" calcext:value-type="float">
            <text:p>0.000313</text:p>
          </table:table-cell>
          <table:table-cell table:formula="of:=[.C23]/[.E23]" office:value-type="float" office:value="0.6" calcext:value-type="float">
            <text:p>0.60</text:p>
          </table:table-cell>
          <table:table-cell table:formula="of:=[.G23]*SQRT(POWER([.D23]/[.C23]; 2)+POWER([.F23]/[.E23]; 2))" office:value-type="float" office:value="0.210818510677892" calcext:value-type="float">
            <text:p>0.21081851067789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AVERAGE([.G23]; [.G28]; [.G33])" office:value-type="float" office:value="0.541269841269841" calcext:value-type="float">
            <text:p>0.541269841269841</text:p>
          </table:table-cell>
          <table:table-cell table:formula="of:=SQRT(POWER([.H23]; 2)+POWER([.H28]; 2)+POWER([.H33]; 2))/3" office:value-type="float" office:value="0.0945111614834892" calcext:value-type="float">
            <text:p>0.0945111614834892</text:p>
          </table:table-cell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formula="of:=1.25*0.00025" office:value-type="float" office:value="0.0003125" calcext:value-type="float">
            <text:p>0.00031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4.5*0.00025" office:value-type="float" office:value="0.001125" calcext:value-type="float">
            <text:p>0.001125</text:p>
          </table:table-cell>
          <table:table-cell table:formula="of:=0.5*0.00025" office:value-type="float" office:value="0.000125" calcext:value-type="float">
            <text:p>0.000125</text:p>
          </table:table-cell>
          <table:table-cell table:formula="of:=[.C24]/[.E24]" office:value-type="float" office:value="0.277777777777778" calcext:value-type="float">
            <text:p>0.28</text:p>
          </table:table-cell>
          <table:table-cell table:formula="of:=[.G24]*SQRT(POWER([.D24]/[.C24]; 2)+POWER([.F24]/[.E24]; 2))" office:value-type="float" office:value="0.0635532724752285" calcext:value-type="float">
            <text:p>0.063553272475228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AVERAGE([.G24]; [.G29]; [.G34])" office:value-type="float" office:value="0.311111111111111" calcext:value-type="float">
            <text:p>0.311111111111111</text:p>
          </table:table-cell>
          <table:table-cell table:formula="of:=SQRT(POWER([.H24]; 2)+POWER([.H29]; 2)+POWER([.H34]; 2))/3" office:value-type="float" office:value="0.040662705328929" calcext:value-type="float">
            <text:p>0.040662705328929</text:p>
          </table:table-cell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0" calcext:value-type="float">
            <text:p>0</text:p>
          </table:table-cell>
          <table:table-cell table:formula="of:=4.25*0.00025" office:value-type="float" office:value="0.0010625" calcext:value-type="float">
            <text:p>0.00106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4.25*0.00025" office:value-type="float" office:value="0.0010625" calcext:value-type="float">
            <text:p>0.001063</text:p>
          </table:table-cell>
          <table:table-cell table:formula="of:=0.5*0.00025" office:value-type="float" office:value="0.000125" calcext:value-type="float">
            <text:p>0.000125</text:p>
          </table:table-cell>
          <table:table-cell table:formula="of:=[.C25]/[.E25]" office:value-type="float" office:value="1" calcext:value-type="float">
            <text:p>1.00</text:p>
          </table:table-cell>
          <table:table-cell table:formula="of:=[.G25]*SQRT(POWER([.D25]/[.C25]; 2)+POWER([.F25]/[.E25]; 2))" office:value-type="float" office:value="0.131533410441164" calcext:value-type="float">
            <text:p>0.13153341044116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formula="of:=2.5*0.00025" office:value-type="float" office:value="0.000625" calcext:value-type="float">
            <text:p>0.000625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2.75*0.00025" office:value-type="float" office:value="0.0006875" calcext:value-type="float">
            <text:p>0.000688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[.C26]/[.E26]" office:value-type="float" office:value="0.909090909090909" calcext:value-type="float">
            <text:p>0.91</text:p>
          </table:table-cell>
          <table:table-cell table:formula="of:=[.G26]*SQRT(POWER([.D26]/[.C26]; 2)+POWER([.F26]/[.E26]; 2))" office:value-type="float" office:value="0.122860072291888" calcext:value-type="float">
            <text:p>0.12286007229188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formula="of:=1.75*0.00025" office:value-type="float" office:value="0.0004375" calcext:value-type="float">
            <text:p>0.000438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3.25*0.00025" office:value-type="float" office:value="0.0008125" calcext:value-type="float">
            <text:p>0.000813</text:p>
          </table:table-cell>
          <table:table-cell table:formula="of:=1*0.00025" office:value-type="float" office:value="0.00025" calcext:value-type="float">
            <text:p>0.000250</text:p>
          </table:table-cell>
          <table:table-cell table:formula="of:=[.C27]/[.E27]" office:value-type="float" office:value="0.538461538461538" calcext:value-type="float">
            <text:p>0.54</text:p>
          </table:table-cell>
          <table:table-cell table:formula="of:=[.G27]*SQRT(POWER([.D27]/[.C27]; 2)+POWER([.F27]/[.E27]; 2))" office:value-type="float" office:value="0.182666852549504" calcext:value-type="float">
            <text:p>0.18266685254950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formula="of:=2.5*0.00025" office:value-type="float" office:value="0.000625" calcext:value-type="float">
            <text:p>0.000625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5*0.00025" office:value-type="float" office:value="0.00125" calcext:value-type="float">
            <text:p>0.001250</text:p>
          </table:table-cell>
          <table:table-cell table:formula="of:=1.25*0.00025" office:value-type="float" office:value="0.0003125" calcext:value-type="float">
            <text:p>0.000313</text:p>
          </table:table-cell>
          <table:table-cell table:formula="of:=[.C28]/[.E28]" office:value-type="float" office:value="0.5" calcext:value-type="float">
            <text:p>0.50</text:p>
          </table:table-cell>
          <table:table-cell table:formula="of:=[.G28]*SQRT(POWER([.D28]/[.C28]; 2)+POWER([.F28]/[.E28]; 2))" office:value-type="float" office:value="0.134629120178363" calcext:value-type="float">
            <text:p>0.13462912017836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formula="of:=1*0.00025" office:value-type="float" office:value="0.00025" calcext:value-type="float">
            <text:p>0.000250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3.75*0.00025" office:value-type="float" office:value="0.0009375" calcext:value-type="float">
            <text:p>0.000938</text:p>
          </table:table-cell>
          <table:table-cell table:formula="of:=0.75*0.00025" office:value-type="float" office:value="0.0001875" calcext:value-type="float">
            <text:p>0.000188</text:p>
          </table:table-cell>
          <table:table-cell table:formula="of:=[.C29]/[.E29]" office:value-type="float" office:value="0.266666666666667" calcext:value-type="float">
            <text:p>0.27</text:p>
          </table:table-cell>
          <table:table-cell table:formula="of:=[.G29]*SQRT(POWER([.D29]/[.C29]; 2)+POWER([.F29]/[.E29]; 2))" office:value-type="float" office:value="0.0853749898324381" calcext:value-type="float">
            <text:p>0.0853749898324381</text:p>
          </table:table-cell>
          <table: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0" calcext:value-type="float">
            <text:p>0</text:p>
          </table:table-cell>
          <table:table-cell table:formula="of:=4*0.00025" office:value-type="float" office:value="0.001" calcext:value-type="float">
            <text:p>0.001000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4.25*0.00025" office:value-type="float" office:value="0.0010625" calcext:value-type="float">
            <text:p>0.001063</text:p>
          </table:table-cell>
          <table:table-cell table:formula="of:=0.5*0.00025" office:value-type="float" office:value="0.000125" calcext:value-type="float">
            <text:p>0.000125</text:p>
          </table:table-cell>
          <table:table-cell table:formula="of:=[.C30]/[.E30]" office:value-type="float" office:value="0.941176470588235" calcext:value-type="float">
            <text:p>0.94</text:p>
          </table:table-cell>
          <table:table-cell table:formula="of:=[.G30]*SQRT(POWER([.D30]/[.C30]; 2)+POWER([.F30]/[.E30]; 2))" office:value-type="float" office:value="0.12538180575774" calcext:value-type="float">
            <text:p>0.1253818057577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formula="of:=3*0.00025" office:value-type="float" office:value="0.00075" calcext:value-type="float">
            <text:p>0.000750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3.5*0.00025" office:value-type="float" office:value="0.000875" calcext:value-type="float">
            <text:p>0.000875</text:p>
          </table:table-cell>
          <table:table-cell table:formula="of:=0.5*0.00025" office:value-type="float" office:value="0.000125" calcext:value-type="float">
            <text:p>0.000125</text:p>
          </table:table-cell>
          <table:table-cell table:formula="of:=[.C31]/[.E31]" office:value-type="float" office:value="0.857142857142857" calcext:value-type="float">
            <text:p>0.86</text:p>
          </table:table-cell>
          <table:table-cell table:formula="of:=[.G31]*SQRT(POWER([.D31]/[.C31]; 2)+POWER([.F31]/[.E31]; 2))" office:value-type="float" office:value="0.141759632545406" calcext:value-type="float">
            <text:p>0.141759632545406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formula="of:=1.25*0.00025" office:value-type="float" office:value="0.0003125" calcext:value-type="float">
            <text:p>0.000313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2.5*0.00025" office:value-type="float" office:value="0.000625" calcext:value-type="float">
            <text:p>0.000625</text:p>
          </table:table-cell>
          <table:table-cell table:formula="of:=0.75*0.00025" office:value-type="float" office:value="0.0001875" calcext:value-type="float">
            <text:p>0.000188</text:p>
          </table:table-cell>
          <table:table-cell table:formula="of:=[.C32]/[.E32]" office:value-type="float" office:value="0.5" calcext:value-type="float">
            <text:p>0.50</text:p>
          </table:table-cell>
          <table:table-cell table:formula="of:=[.G32]*SQRT(POWER([.D32]/[.C32]; 2)+POWER([.F32]/[.E32]; 2))" office:value-type="float" office:value="0.180277563773199" calcext:value-type="float">
            <text:p>0.18027756377319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formula="of:=2.75*0.00025" office:value-type="float" office:value="0.0006875" calcext:value-type="float">
            <text:p>0.000688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5.25*0.00025" office:value-type="float" office:value="0.0013125" calcext:value-type="float">
            <text:p>0.001313</text:p>
          </table:table-cell>
          <table:table-cell table:formula="of:=1.25*0.00025" office:value-type="float" office:value="0.0003125" calcext:value-type="float">
            <text:p>0.000313</text:p>
          </table:table-cell>
          <table:table-cell table:formula="of:=[.C33]/[.E33]" office:value-type="float" office:value="0.523809523809524" calcext:value-type="float">
            <text:p>0.52</text:p>
          </table:table-cell>
          <table:table-cell table:formula="of:=[.G33]*SQRT(POWER([.D33]/[.C33]; 2)+POWER([.F33]/[.E33]; 2))" office:value-type="float" office:value="0.133498285982177" calcext:value-type="float">
            <text:p>0.13349828598217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formula="of:=1.75*0.00025" office:value-type="float" office:value="0.0004375" calcext:value-type="float">
            <text:p>0.000438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4.5*0.00025" office:value-type="float" office:value="0.001125" calcext:value-type="float">
            <text:p>0.001125</text:p>
          </table:table-cell>
          <table:table-cell table:formula="of:=0.25*0.00025" office:value-type="float" office:value="0.0000625" calcext:value-type="float">
            <text:p>0.000063</text:p>
          </table:table-cell>
          <table:table-cell table:formula="of:=[.C34]/[.E34]" office:value-type="float" office:value="0.388888888888889" calcext:value-type="float">
            <text:p>0.39</text:p>
          </table:table-cell>
          <table:table-cell table:formula="of:=[.G34]*SQRT(POWER([.D34]/[.C34]; 2)+POWER([.F34]/[.E34]; 2))" office:value-type="float" office:value="0.0596086664068765" calcext:value-type="float">
            <text:p>0.05960866640687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 table:number-columns-spanned="8" table:number-rows-spanned="1">
            <text:p>2800 Hz</text:p>
          </table:table-cell>
          <table:covered-table-cell/>
          <table:covered-table-cell table:number-columns-repeated="5" table:style-name="Default"/>
          <table:covered-table-cell/>
          <table:table-cell table:number-columns-repeated="2"/>
          <table:table-cell office:value-type="string" calcext:value-type="string" table:number-columns-spanned="3" table:number-rows-spanned="1">
            <text:p>2800 Hz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raw_mean</text:p>
          </table:table-cell>
          <table:table-cell table:style-name="Default" office:value-type="string" calcext:value-type="string">
            <text:p>raw_stdev</text:p>
          </table:table-cell>
          <table:table-cell table:style-name="Default" office:value-type="string" calcext:value-type="string">
            <text:p>beamformed_mean</text:p>
          </table:table-cell>
          <table:table-cell table:style-name="Default" office:value-type="string" calcext:value-type="string">
            <text:p>beamformed_stdev</text:p>
          </table:table-cell>
          <table:table-cell table:style-name="Default"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25" calcext:value-type="float">
            <text:p>0.002250</text:p>
          </table:table-cell>
          <table:table-cell office:value-type="float" office:value="0.00075" calcext:value-type="float">
            <text:p>0.000750</text:p>
          </table:table-cell>
          <table:table-cell table:formula="of:=[.C38]/[.E38]" office:value-type="float" office:value="0.833333333333333" calcext:value-type="float">
            <text:p>0.83</text:p>
          </table:table-cell>
          <table:table-cell table:formula="of:=[.G38]*SQRT(POWER([.D38]/[.C38]; 2)+POWER([.F38]/[.E38]; 2))" office:value-type="float" office:value="0.283278861866266" calcext:value-type="float">
            <text:p>0.2832788618662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VERAGE([.G38]; [.G43]; [.G48])" office:value-type="float" office:value="0.66765873015873" calcext:value-type="float">
            <text:p>0.66765873015873</text:p>
          </table:table-cell>
          <table:table-cell table:formula="of:=SQRT(POWER([.H38]; 2)+POWER([.H43]; 2)+POWER([.H48]; 2))/3" office:value-type="float" office:value="0.131374667959788" calcext:value-type="float">
            <text:p>0.131374667959788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325" calcext:value-type="float">
            <text:p>0.003250</text:p>
          </table:table-cell>
          <table:table-cell office:value-type="float" office:value="0.00125" calcext:value-type="float">
            <text:p>0.001250</text:p>
          </table:table-cell>
          <table:table-cell table:formula="of:=[.C39]/[.E39]" office:value-type="float" office:value="0.5" calcext:value-type="float">
            <text:p>0.50</text:p>
          </table:table-cell>
          <table:table-cell table:formula="of:=[.G39]*SQRT(POWER([.D39]/[.C39]; 2)+POWER([.F39]/[.E39]; 2))" office:value-type="float" office:value="0.196116135138184" calcext:value-type="float">
            <text:p>0.19611613513818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AVERAGE([.G39]; [.G44]; [.G49])" office:value-type="float" office:value="0.358333333333333" calcext:value-type="float">
            <text:p>0.358333333333333</text:p>
          </table:table-cell>
          <table:table-cell table:formula="of:=SQRT(POWER([.H39]; 2)+POWER([.H44]; 2)+POWER([.H49]; 2))/3" office:value-type="float" office:value="0.0929816727364178" calcext:value-type="float">
            <text:p>0.0929816727364178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005" calcext:value-type="float">
            <text:p>0.000500</text:p>
          </table:table-cell>
          <table:table-cell table:formula="of:=[.C40]/[.E40]" office:value-type="float" office:value="0.125" calcext:value-type="float">
            <text:p>0.13</text:p>
          </table:table-cell>
          <table:table-cell table:formula="of:=[.G40]*SQRT(POWER([.D40]/[.C40]; 2)+POWER([.F40]/[.E40]; 2))" office:value-type="float" office:value="0.0698771242968684" calcext:value-type="float">
            <text:p>0.069877124296868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AVERAGE([.G40]; [.G45]; [.G50])" office:value-type="float" office:value="0.0863095238095238" calcext:value-type="float">
            <text:p>0.0863095238095238</text:p>
          </table:table-cell>
          <table:table-cell table:formula="of:=SQRT(POWER([.H40]; 2)+POWER([.H45]; 2)+POWER([.H50]; 2))/3" office:value-type="float" office:value="0.0402101936622349" calcext:value-type="float">
            <text:p>0.0402101936622349</text:p>
          </table:table-cell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.000125" calcext:value-type="float">
            <text:p>0.000125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005" calcext:value-type="float">
            <text:p>0.000500</text:p>
          </table:table-cell>
          <table:table-cell table:formula="of:=[.C41]/[.E41]" office:value-type="float" office:value="0.0625" calcext:value-type="float">
            <text:p>0.06</text:p>
          </table:table-cell>
          <table:table-cell table:formula="of:=[.G41]*SQRT(POWER([.D41]/[.C41]; 2)+POWER([.F41]/[.E41]; 2))" office:value-type="float" office:value="0.064423525400276" calcext:value-type="float">
            <text:p>0.064423525400276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AVERAGE([.G41]; [.G46]; [.G51])" office:value-type="float" office:value="0.0541666666666667" calcext:value-type="float">
            <text:p>0.0541666666666667</text:p>
          </table:table-cell>
          <table:table-cell table:formula="of:=SQRT(POWER([.H41]; 2)+POWER([.H46]; 2)+POWER([.H51]; 2))/3" office:value-type="float" office:value="0.0329568583740758" calcext:value-type="float">
            <text:p>0.0329568583740758</text:p>
          </table:table-cell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1" calcext:value-type="float">
            <text:p>0.001000</text:p>
          </table:table-cell>
          <table:table-cell table:formula="of:=[.C42]/[.E42]" office:value-type="float" office:value="0.3" calcext:value-type="float">
            <text:p>0.30</text:p>
          </table:table-cell>
          <table:table-cell table:formula="of:=[.G42]*SQRT(POWER([.D42]/[.C42]; 2)+POWER([.F42]/[.E42]; 2))" office:value-type="float" office:value="0.13" calcext:value-type="float">
            <text:p>0.1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AVERAGE([.G42]; [.G47]; [.G52])" office:value-type="float" office:value="0.316666666666667" calcext:value-type="float">
            <text:p>0.316666666666667</text:p>
          </table:table-cell>
          <table:table-cell table:formula="of:=SQRT(POWER([.H42]; 2)+POWER([.H47]; 2)+POWER([.H52]; 2))/3" office:value-type="float" office:value="0.0788106027835793" calcext:value-type="float">
            <text:p>0.0788106027835793</text:p>
          </table:table-cell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0" calcext:value-type="float">
            <text:p>0</text:p>
          </table:table-cell>
          <table:table-cell table:formula="of:=0.0015" office:value-type="float" office:value="0.0015" calcext:value-type="float">
            <text:p>0.00150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05" calcext:value-type="float">
            <text:p>0.000500</text:p>
          </table:table-cell>
          <table:table-cell table:formula="of:=[.C43]/[.E43]" office:value-type="float" office:value="0.857142857142857" calcext:value-type="float">
            <text:p>0.86</text:p>
          </table:table-cell>
          <table:table-cell table:formula="of:=[.G43]*SQRT(POWER([.D43]/[.C43]; 2)+POWER([.F43]/[.E43]; 2))" office:value-type="float" office:value="0.255102040816327" calcext:value-type="float">
            <text:p>0.25510204081632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formula="of:=0.000375" office:value-type="float" office:value="0.000375" calcext:value-type="float">
            <text:p>0.00037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3" calcext:value-type="float">
            <text:p>0.003000</text:p>
          </table:table-cell>
          <table:table-cell office:value-type="float" office:value="0.00125" calcext:value-type="float">
            <text:p>0.001250</text:p>
          </table:table-cell>
          <table:table-cell table:formula="of:=[.C44]/[.E44]" office:value-type="float" office:value="0.125" calcext:value-type="float">
            <text:p>0.13</text:p>
          </table:table-cell>
          <table:table-cell table:formula="of:=[.G44]*SQRT(POWER([.D44]/[.C44]; 2)+POWER([.F44]/[.E44]; 2))" office:value-type="float" office:value="0.0666992108065922" calcext:value-type="float">
            <text:p>0.066699210806592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formula="of:=0.000125" office:value-type="float" office:value="0.000125" calcext:value-type="float">
            <text:p>0.0001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005" calcext:value-type="float">
            <text:p>0.000500</text:p>
          </table:table-cell>
          <table:table-cell table:formula="of:=[.C45]/[.E45]" office:value-type="float" office:value="0.0625" calcext:value-type="float">
            <text:p>0.06</text:p>
          </table:table-cell>
          <table:table-cell table:formula="of:=[.G45]*SQRT(POWER([.D45]/[.C45]; 2)+POWER([.F45]/[.E45]; 2))" office:value-type="float" office:value="0.064423525400276" calcext:value-type="float">
            <text:p>0.064423525400276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formula="of:=0.000125" office:value-type="float" office:value="0.000125" calcext:value-type="float">
            <text:p>0.0001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1" calcext:value-type="float">
            <text:p>0.001000</text:p>
          </table:table-cell>
          <table:table-cell table:formula="of:=[.C46]/[.E46]" office:value-type="float" office:value="0.05" calcext:value-type="float">
            <text:p>0.05</text:p>
          </table:table-cell>
          <table:table-cell table:formula="of:=[.G46]*SQRT(POWER([.D46]/[.C46]; 2)+POWER([.F46]/[.E46]; 2))" office:value-type="float" office:value="0.0538516480713451" calcext:value-type="float">
            <text:p>0.053851648071345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formula="of:=0.000875" office:value-type="float" office:value="0.000875" calcext:value-type="float">
            <text:p>0.00087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1" calcext:value-type="float">
            <text:p>0.001000</text:p>
          </table:table-cell>
          <table:table-cell table:formula="of:=[.C47]/[.E47]" office:value-type="float" office:value="0.35" calcext:value-type="float">
            <text:p>0.35</text:p>
          </table:table-cell>
          <table:table-cell table:formula="of:=[.G47]*SQRT(POWER([.D47]/[.C47]; 2)+POWER([.F47]/[.E47]; 2))" office:value-type="float" office:value="0.148660687473185" calcext:value-type="float">
            <text:p>0.148660687473185</text:p>
          </table:table-cell>
          <table: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005" calcext:value-type="float">
            <text:p>0.000500</text:p>
          </table:table-cell>
          <table:table-cell table:formula="of:=[.C48]/[.E48]" office:value-type="float" office:value="0.3125" calcext:value-type="float">
            <text:p>0.31</text:p>
          </table:table-cell>
          <table:table-cell table:formula="of:=[.G48]*SQRT(POWER([.D48]/[.C48]; 2)+POWER([.F48]/[.E48]; 2))" office:value-type="float" office:value="0.100048816209888" calcext:value-type="float">
            <text:p>0.10004881620988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1" calcext:value-type="float">
            <text:p>0.001000</text:p>
          </table:table-cell>
          <table:table-cell table:formula="of:=[.C49]/[.E49]" office:value-type="float" office:value="0.45" calcext:value-type="float">
            <text:p>0.45</text:p>
          </table:table-cell>
          <table:table-cell table:formula="of:=[.G49]*SQRT(POWER([.D49]/[.C49]; 2)+POWER([.F49]/[.E49]; 2))" office:value-type="float" office:value="0.186815416922694" calcext:value-type="float">
            <text:p>0.18681541692269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number-columns-repeated="2" office:value-type="float" office:value="0.000125" calcext:value-type="float">
            <text:p>0.000125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05" calcext:value-type="float">
            <text:p>0.000500</text:p>
          </table:table-cell>
          <table:table-cell table:formula="of:=[.C50]/[.E50]" office:value-type="float" office:value="0.0714285714285714" calcext:value-type="float">
            <text:p>0.07</text:p>
          </table:table-cell>
          <table:table-cell table:formula="of:=[.G50]*SQRT(POWER([.D50]/[.C50]; 2)+POWER([.F50]/[.E50]; 2))" office:value-type="float" office:value="0.0742868356049032" calcext:value-type="float">
            <text:p>0.074286835604903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075" calcext:value-type="float">
            <text:p>0.000750</text:p>
          </table:table-cell>
          <table:table-cell table:formula="of:=[.C51]/[.E51]" office:value-type="float" office:value="0.05" calcext:value-type="float">
            <text:p>0.05</text:p>
          </table:table-cell>
          <table:table-cell table:formula="of:=[.G51]*SQRT(POWER([.D51]/[.C51]; 2)+POWER([.F51]/[.E51]; 2))" office:value-type="float" office:value="0.0522015325445528" calcext:value-type="float">
            <text:p>0.052201532544552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25" calcext:value-type="float">
            <text:p>0.002500</text:p>
          </table:table-cell>
          <table:table-cell office:value-type="float" office:value="0.001" calcext:value-type="float">
            <text:p>0.001000</text:p>
          </table:table-cell>
          <table:table-cell table:formula="of:=[.C52]/[.E52]" office:value-type="float" office:value="0.3" calcext:value-type="float">
            <text:p>0.30</text:p>
          </table:table-cell>
          <table:table-cell table:formula="of:=[.G52]*SQRT(POWER([.D52]/[.C52]; 2)+POWER([.F52]/[.E52]; 2))" office:value-type="float" office:value="0.13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8" table:number-rows-spanned="1">
            <text:p>5600 Hz</text:p>
          </table:table-cell>
          <table:covered-table-cell/>
          <table:covered-table-cell table:number-columns-repeated="5" table:style-name="Default"/>
          <table:covered-table-cell/>
          <table:table-cell table:number-columns-repeated="2"/>
          <table:table-cell office:value-type="string" calcext:value-type="string" table:number-columns-spanned="3" table:number-rows-spanned="1">
            <text:p>5600 Hz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raw_mean</text:p>
          </table:table-cell>
          <table:table-cell table:style-name="Default" office:value-type="string" calcext:value-type="string">
            <text:p>raw_stdev</text:p>
          </table:table-cell>
          <table:table-cell table:style-name="Default" office:value-type="string" calcext:value-type="string">
            <text:p>beamformed_mean</text:p>
          </table:table-cell>
          <table:table-cell table:style-name="Default" office:value-type="string" calcext:value-type="string">
            <text:p>beamformed_stdev</text:p>
          </table:table-cell>
          <table:table-cell table:style-name="Default"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gain_est</text:p>
          </table:table-cell>
          <table:table-cell office:value-type="string" calcext:value-type="string">
            <text:p>gain_est_err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3" calcext:value-type="float">
            <text:p>0.000030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" calcext:value-type="float">
            <text:p>0.0000300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55]/[.E55]" office:value-type="float" office:value="1" calcext:value-type="float">
            <text:p>1.00</text:p>
          </table:table-cell>
          <table:table-cell table:formula="of:=[.G55]*SQRT(POWER([.D55]/[.C55]; 2)+POWER([.F55]/[.E55]; 2))" office:value-type="float" office:value="0.343592135468138" calcext:value-type="float">
            <text:p>0.343592135468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VERAGE([.G55]; [.G60]; [.G65])" office:value-type="float" office:value="0.873076923076923" calcext:value-type="float">
            <text:p>0.873076923076923</text:p>
          </table:table-cell>
          <table:table-cell table:formula="of:=SQRT(POWER([.H55]; 2)+POWER([.H60]; 2)+POWER([.H65]; 2))/3" office:value-type="float" office:value="0.168331076810682" calcext:value-type="float">
            <text:p>0.168331076810682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style-name="ce2" office:value-type="float" office:value="0.0000275" calcext:value-type="float">
            <text:p>0.0000275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275" calcext:value-type="float">
            <text:p>0.0000275</text:p>
          </table:table-cell>
          <table:table-cell table:style-name="ce2" office:value-type="float" office:value="0.0000175" calcext:value-type="float">
            <text:p>0.0000175</text:p>
          </table:table-cell>
          <table:table-cell table:formula="of:=[.C56]/[.E56]" office:value-type="float" office:value="1" calcext:value-type="float">
            <text:p>1.00</text:p>
          </table:table-cell>
          <table:table-cell table:formula="of:=[.G56]*SQRT(POWER([.D56]/[.C56]; 2)+POWER([.F56]/[.E56]; 2))" office:value-type="float" office:value="0.642824346533225" calcext:value-type="float">
            <text:p>0.64282434653322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AVERAGE([.G56]; [.G61]; [.G66])" office:value-type="float" office:value="0.735042735042735" calcext:value-type="float">
            <text:p>0.735042735042735</text:p>
          </table:table-cell>
          <table:table-cell table:formula="of:=SQRT(POWER([.H56]; 2)+POWER([.H61]; 2)+POWER([.H66]; 2))/3" office:value-type="float" office:value="0.254326433171739" calcext:value-type="float">
            <text:p>0.254326433171739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style-name="ce2" office:value-type="float" office:value="0.00001" calcext:value-type="float">
            <text:p>0.000010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75" calcext:value-type="float">
            <text:p>0.0000375</text:p>
          </table:table-cell>
          <table:table-cell table:style-name="ce2" office:value-type="float" office:value="0.000015" calcext:value-type="float">
            <text:p>0.0000150</text:p>
          </table:table-cell>
          <table:table-cell table:formula="of:=[.C57]/[.E57]" office:value-type="float" office:value="0.266666666666667" calcext:value-type="float">
            <text:p>0.27</text:p>
          </table:table-cell>
          <table:table-cell table:formula="of:=[.G57]*SQRT(POWER([.D57]/[.C57]; 2)+POWER([.F57]/[.E57]; 2))" office:value-type="float" office:value="0.125786415094088" calcext:value-type="float">
            <text:p>0.12578641509408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AVERAGE([.G57]; [.G62]; [.G67])" office:value-type="float" office:value="0.280555555555556" calcext:value-type="float">
            <text:p>0.280555555555556</text:p>
          </table:table-cell>
          <table:table-cell table:formula="of:=SQRT(POWER([.H57]; 2)+POWER([.H62]; 2)+POWER([.H67]; 2))/3" office:value-type="float" office:value="0.0889973296866711" calcext:value-type="float">
            <text:p>0.0889973296866711</text:p>
          </table:table-cell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style-name="ce2" office:value-type="float" office:value="0.000015" calcext:value-type="float">
            <text:p>0.00001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25" calcext:value-type="float">
            <text:p>0.0000325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58]/[.E58]" office:value-type="float" office:value="0.461538461538462" calcext:value-type="float">
            <text:p>0.46</text:p>
          </table:table-cell>
          <table:table-cell table:formula="of:=[.G58]*SQRT(POWER([.D58]/[.C58]; 2)+POWER([.F58]/[.E58]; 2))" office:value-type="float" office:value="0.161507030342677" calcext:value-type="float">
            <text:p>0.161507030342677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AVERAGE([.G58]; [.G63]; [.G68])" office:value-type="float" office:value="0.413947163947164" calcext:value-type="float">
            <text:p>0.413947163947164</text:p>
          </table:table-cell>
          <table:table-cell table:formula="of:=SQRT(POWER([.H58]; 2)+POWER([.H63]; 2)+POWER([.H68]; 2))/3" office:value-type="float" office:value="0.0931359198033881" calcext:value-type="float">
            <text:p>0.0931359198033881</text:p>
          </table:table-cell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style-name="ce2" office:value-type="float" office:value="0.0000175" calcext:value-type="float">
            <text:p>0.0000175</text:p>
          </table:table-cell>
          <table:table-cell table:style-name="ce2" office:value-type="float" office:value="0.000005" calcext:value-type="float">
            <text:p>0.0000050</text:p>
          </table:table-cell>
          <table:table-cell table:style-name="ce2" office:value-type="float" office:value="0.00003" calcext:value-type="float">
            <text:p>0.0000300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59]/[.E59]" office:value-type="float" office:value="0.583333333333333" calcext:value-type="float">
            <text:p>0.58</text:p>
          </table:table-cell>
          <table:table-cell table:formula="of:=[.G59]*SQRT(POWER([.D59]/[.C59]; 2)+POWER([.F59]/[.E59]; 2))" office:value-type="float" office:value="0.256098457147025" calcext:value-type="float">
            <text:p>0.25609845714702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AVERAGE([.G59]; [.G64]; [.G69])" office:value-type="float" office:value="0.494444444444444" calcext:value-type="float">
            <text:p>0.494444444444444</text:p>
          </table:table-cell>
          <table:table-cell table:formula="of:=SQRT(POWER([.H59]; 2)+POWER([.H64]; 2)+POWER([.H69]; 2))/3" office:value-type="float" office:value="0.136588856701542" calcext:value-type="float">
            <text:p>0.136588856701542</text:p>
          </table:table-cell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25" calcext:value-type="float">
            <text:p>0.00002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25" calcext:value-type="float">
            <text:p>0.0000325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60]/[.E60]" office:value-type="float" office:value="0.769230769230769" calcext:value-type="float">
            <text:p>0.77</text:p>
          </table:table-cell>
          <table:table-cell table:formula="of:=[.G60]*SQRT(POWER([.D60]/[.C60]; 2)+POWER([.F60]/[.E60]; 2))" office:value-type="float" office:value="0.248872672719682" calcext:value-type="float">
            <text:p>0.24887267271968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style-name="ce2" office:value-type="float" office:value="0.0000175" calcext:value-type="float">
            <text:p>0.0000175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25" calcext:value-type="float">
            <text:p>0.0000325</text:p>
          </table:table-cell>
          <table:table-cell table:style-name="ce2" office:value-type="float" office:value="0.000015" calcext:value-type="float">
            <text:p>0.0000150</text:p>
          </table:table-cell>
          <table:table-cell table:formula="of:=[.C61]/[.E61]" office:value-type="float" office:value="0.538461538461538" calcext:value-type="float">
            <text:p>0.54</text:p>
          </table:table-cell>
          <table:table-cell table:formula="of:=[.G61]*SQRT(POWER([.D61]/[.C61]; 2)+POWER([.F61]/[.E61]; 2))" office:value-type="float" office:value="0.260153230023439" calcext:value-type="float">
            <text:p>0.26015323002343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style-name="ce2" office:value-type="float" office:value="0.000015" calcext:value-type="float">
            <text:p>0.00001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4" calcext:value-type="float">
            <text:p>0.0000400</text:p>
          </table:table-cell>
          <table:table-cell table:style-name="ce2" office:value-type="float" office:value="0.00002" calcext:value-type="float">
            <text:p>0.0000200</text:p>
          </table:table-cell>
          <table:table-cell table:formula="of:=[.C62]/[.E62]" office:value-type="float" office:value="0.375" calcext:value-type="float">
            <text:p>0.38</text:p>
          </table:table-cell>
          <table:table-cell table:formula="of:=[.G62]*SQRT(POWER([.D62]/[.C62]; 2)+POWER([.F62]/[.E62]; 2))" office:value-type="float" office:value="0.197642353760524" calcext:value-type="float">
            <text:p>0.19764235376052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style-name="ce2" office:value-type="float" office:value="0.0000125" calcext:value-type="float">
            <text:p>0.0000125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" calcext:value-type="float">
            <text:p>0.0000300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63]/[.E63]" office:value-type="float" office:value="0.416666666666667" calcext:value-type="float">
            <text:p>0.42</text:p>
          </table:table-cell>
          <table:table-cell table:formula="of:=[.G63]*SQRT(POWER([.D63]/[.C63]; 2)+POWER([.F63]/[.E63]; 2))" office:value-type="float" office:value="0.161970885967925" calcext:value-type="float">
            <text:p>0.16197088596792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style-name="ce2" office:value-type="float" office:value="0.000015" calcext:value-type="float">
            <text:p>0.00001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" calcext:value-type="float">
            <text:p>0.0000300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64]/[.E64]" office:value-type="float" office:value="0.5" calcext:value-type="float">
            <text:p>0.50</text:p>
          </table:table-cell>
          <table:table-cell table:formula="of:=[.G64]*SQRT(POWER([.D64]/[.C64]; 2)+POWER([.F64]/[.E64]; 2))" office:value-type="float" office:value="0.186338998124983" calcext:value-type="float">
            <text:p>0.186338998124983</text:p>
          </table:table-cell>
          <table: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25" calcext:value-type="float">
            <text:p>0.0000425</text:p>
          </table:table-cell>
          <table:table-cell table:style-name="ce2" office:value-type="float" office:value="0.000005" calcext:value-type="float">
            <text:p>0.0000050</text:p>
          </table:table-cell>
          <table:table-cell table:style-name="ce2" office:value-type="float" office:value="0.00005" calcext:value-type="float">
            <text:p>0.0000500</text:p>
          </table:table-cell>
          <table:table-cell table:style-name="ce2" office:value-type="float" office:value="0.000015" calcext:value-type="float">
            <text:p>0.0000150</text:p>
          </table:table-cell>
          <table:table-cell table:formula="of:=[.C65]/[.E65]" office:value-type="float" office:value="0.85" calcext:value-type="float">
            <text:p>0.85</text:p>
          </table:table-cell>
          <table:table-cell table:formula="of:=[.G65]*SQRT(POWER([.D65]/[.C65]; 2)+POWER([.F65]/[.E65]; 2))" office:value-type="float" office:value="0.273906918496047" calcext:value-type="float">
            <text:p>0.27390691849604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table:style-name="ce2" office:value-type="float" office:value="0.000025" calcext:value-type="float">
            <text:p>0.00002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375" calcext:value-type="float">
            <text:p>0.0000375</text:p>
          </table:table-cell>
          <table:table-cell table:style-name="ce2" office:value-type="float" office:value="0.0000175" calcext:value-type="float">
            <text:p>0.0000175</text:p>
          </table:table-cell>
          <table:table-cell table:formula="of:=[.C66]/[.E66]" office:value-type="float" office:value="0.666666666666667" calcext:value-type="float">
            <text:p>0.67</text:p>
          </table:table-cell>
          <table:table-cell table:formula="of:=[.G66]*SQRT(POWER([.D66]/[.C66]; 2)+POWER([.F66]/[.E66]; 2))" office:value-type="float" office:value="0.318173801406141" calcext:value-type="float">
            <text:p>0.31817380140614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style-name="ce2" office:value-type="float" office:value="0.000005" calcext:value-type="float">
            <text:p>0.000005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25" calcext:value-type="float">
            <text:p>0.0000250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67]/[.E67]" office:value-type="float" office:value="0.2" calcext:value-type="float">
            <text:p>0.20</text:p>
          </table:table-cell>
          <table:table-cell table:formula="of:=[.G67]*SQRT(POWER([.D67]/[.C67]; 2)+POWER([.F67]/[.E67]; 2))" office:value-type="float" office:value="0.128062484748657" calcext:value-type="float">
            <text:p>0.12806248474865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table:style-name="ce2" office:value-type="float" office:value="0.00001" calcext:value-type="float">
            <text:p>0.000010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275" calcext:value-type="float">
            <text:p>0.0000275</text:p>
          </table:table-cell>
          <table:table-cell table:style-name="ce2" office:value-type="float" office:value="0.00001" calcext:value-type="float">
            <text:p>0.0000100</text:p>
          </table:table-cell>
          <table:table-cell table:formula="of:=[.C68]/[.E68]" office:value-type="float" office:value="0.363636363636364" calcext:value-type="float">
            <text:p>0.36</text:p>
          </table:table-cell>
          <table:table-cell table:formula="of:=[.G68]*SQRT(POWER([.D68]/[.C68]; 2)+POWER([.F68]/[.E68]; 2))" office:value-type="float" office:value="0.160466841644195" calcext:value-type="float">
            <text:p>0.16046684164419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style-name="ce2" office:value-type="float" office:value="0.00001" calcext:value-type="float">
            <text:p>0.0000100</text:p>
          </table:table-cell>
          <table:table-cell table:style-name="ce2" office:value-type="float" office:value="0.0000025" calcext:value-type="float">
            <text:p>0.0000025</text:p>
          </table:table-cell>
          <table:table-cell table:style-name="ce2" office:value-type="float" office:value="0.000025" calcext:value-type="float">
            <text:p>0.0000250</text:p>
          </table:table-cell>
          <table:table-cell table:style-name="ce2" office:value-type="float" office:value="0.000015" calcext:value-type="float">
            <text:p>0.0000150</text:p>
          </table:table-cell>
          <table:table-cell table:formula="of:=[.C69]/[.E69]" office:value-type="float" office:value="0.4" calcext:value-type="float">
            <text:p>0.40</text:p>
          </table:table-cell>
          <table:table-cell table:formula="of:=[.G69]*SQRT(POWER([.D69]/[.C69]; 2)+POWER([.F69]/[.E69]; 2))" office:value-type="float" office:value="0.26" calcext:value-type="float">
            <text:p>0.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5" number:min-decimal-places="15" number:min-integer-digits="1"/>
    </number:number-style>
    <number:number-style style:name="N150">
      <number:number number:decimal-places="16" number:min-decimal-places="16" number:min-integer-digits="1"/>
    </number:number-style>
    <number:number-style style:name="N151">
      <number:number number:decimal-places="17" number:min-decimal-places="17" number:min-integer-digits="1"/>
    </number:number-style>
    <number:number-style style:name="N152">
      <number:number number:decimal-places="18" number:min-decimal-places="18" number:min-integer-digits="1"/>
    </number:number-style>
    <number:number-style style:name="N153">
      <number:number number:decimal-places="19" number:min-decimal-places="19" number:min-integer-digits="1"/>
    </number:number-style>
    <number:number-style style:name="N154">
      <number:number number:decimal-places="20" number:min-decimal-places="20" number:min-integer-digits="1"/>
    </number:number-style>
    <number:number-style style:name="N155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7:36:27.814024919</meta:creation-date>
    <dc:date>2023-03-30T19:04:25.897220903</dc:date>
    <meta:editing-duration>PT1H24M35S</meta:editing-duration>
    <meta:editing-cycles>5</meta:editing-cycles>
    <meta:generator>LibreOffice/7.5.1.2$Linux_X86_64 LibreOffice_project/50$Build-2</meta:generator>
    <meta:document-statistic meta:table-count="1" meta:cell-count="54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M3:Sheet1.M7" chart:error-lower-range="Sheet1.M3:Sheet1.M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M3:Sheet1.M7" chart:error-lower-range="Sheet1.M3:Sheet1.M7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3:Sheet1.M7" chart:error-lower-range="Sheet1.M3:Sheet1.M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04cm" svg:height="7.279cm" xlink:href=".." xlink:type="simple" chart:class="chart:bar" chart:style-name="ch1">
        <chart:title svg:x="2.969cm" svg:y="0.28cm" chart:style-name="ch2">
          <text:p>Measured Array Pattern (700 Hz)</text:p>
        </chart:title>
        <chart:plot-area chart:style-name="ch3" table:cell-range-address="Sheet1.K3:Sheet1.L7 Sheet1.L2:Sheet1.L2" chart:data-source-has-labels="both" svg:x="1.256cm" svg:y="1.218cm" svg:width="11.39cm" svg:height="4.948cm">
          <chart:coordinate-region svg:x="2.01cm" svg:y="1.418cm" svg:width="10.636cm" svg:height="4.101cm"/>
          <chart:axis chart:dimension="x" chart:name="primary-x" chart:style-name="ch4" chartooo:axis-type="auto">
            <chartooo:date-scale/>
            <chart:title svg:x="6.087cm" svg:y="6.312cm" chart:style-name="ch5">
              <text:p>Angle (deg)</text:p>
            </chart:title>
            <chart:categories table:cell-range-address="Sheet1.K3:Sheet1.K7"/>
          </chart:axis>
          <chart:axis chart:dimension="y" chart:name="primary-y" chart:style-name="ch6">
            <chart:title svg:x="0.451cm" svg:y="4.08cm" chart:style-name="ch7">
              <text:p>Gain</text:p>
            </chart:title>
            <chart:grid chart:style-name="ch8" chart:class="major"/>
          </chart:axis>
          <chart:series chart:style-name="ch9" chart:values-cell-range-address="Sheet1.L3:Sheet1.L7" chart:label-cell-address="Sheet1.L2:Sheet1.L2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_est</text:p>
                <draw:g>
                  <svg:desc>Sheet1.L2:Sheet1.L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3:Sheet1.K7</svg:desc>
                </draw:g>
              </table:table-cell>
              <table:table-cell office:value-type="float" office:value="0.888888888888889">
                <text:p>0.888888888888889</text:p>
                <draw:g>
                  <svg:desc>Sheet1.L3:Sheet1.L7</svg:desc>
                </draw:g>
              </table:table-cell>
              <table:table-cell office:value-type="float" office:value="0.16505226341091">
                <text:p>0.16505226341091</text:p>
                <draw:g>
                  <svg:desc>Sheet1.M3:Sheet1.M7</svg:desc>
                </draw:g>
              </table:table-cell>
              <table:table-cell office:value-type="float" office:value="0.16505226341091">
                <text:p>0.16505226341091</text:p>
                <draw:g>
                  <svg:desc>Sheet1.M3:Sheet1.M7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41269841269841">
                <text:p>0.841269841269841</text:p>
              </table:table-cell>
              <table:table-cell office:value-type="float" office:value="0.176915964787033">
                <text:p>0.176915964787033</text:p>
              </table:table-cell>
              <table:table-cell office:value-type="float" office:value="0.176915964787033">
                <text:p>0.1769159647870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103495326362475">
                <text:p>0.103495326362475</text:p>
              </table:table-cell>
              <table:table-cell office:value-type="float" office:value="0.103495326362475">
                <text:p>0.10349532636247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0.104125835618962">
                <text:p>0.104125835618962</text:p>
              </table:table-cell>
              <table:table-cell office:value-type="float" office:value="0.104125835618962">
                <text:p>0.1041258356189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68122854225333">
                <text:p>0.168122854225333</text:p>
              </table:table-cell>
              <table:table-cell office:value-type="float" office:value="0.168122854225333">
                <text:p>0.168122854225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M20:Sheet1.M24" chart:error-lower-range="Sheet1.M20:Sheet1.M2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M20:Sheet1.M24" chart:error-lower-range="Sheet1.M20:Sheet1.M2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20:Sheet1.M24" chart:error-lower-range="Sheet1.M20:Sheet1.M2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cm" svg:height="7.265cm" xlink:href=".." xlink:type="simple" chart:class="chart:bar" chart:style-name="ch1">
        <chart:title svg:x="2.896cm" svg:y="0.28cm" chart:style-name="ch2">
          <text:p>Measured Array Pattern (1400 Hz)</text:p>
        </chart:title>
        <chart:plot-area chart:style-name="ch3" table:cell-range-address="Sheet1.K20:Sheet1.L24 Sheet1.L19:Sheet1.L19" chart:data-source-has-labels="both" svg:x="1.258cm" svg:y="1.218cm" svg:width="11.492cm" svg:height="4.934cm">
          <chart:coordinate-region svg:x="2.012cm" svg:y="1.418cm" svg:width="10.738cm" svg:height="4.087cm"/>
          <chart:axis chart:dimension="x" chart:name="primary-x" chart:style-name="ch4" chartooo:axis-type="auto">
            <chartooo:date-scale/>
            <chart:title svg:x="6.14cm" svg:y="6.298cm" chart:style-name="ch5">
              <text:p>Angle (deg)</text:p>
            </chart:title>
            <chart:categories table:cell-range-address="Sheet1.K20:Sheet1.K24"/>
          </chart:axis>
          <chart:axis chart:dimension="y" chart:name="primary-y" chart:style-name="ch6">
            <chart:title svg:x="0.451cm" svg:y="4.073cm" chart:style-name="ch7">
              <text:p>Gain</text:p>
            </chart:title>
            <chart:grid chart:style-name="ch8" chart:class="major"/>
          </chart:axis>
          <chart:series chart:style-name="ch9" chart:values-cell-range-address="Sheet1.L20:Sheet1.L24" chart:label-cell-address="Sheet1.L19:Sheet1.L19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_est</text:p>
                <draw:g>
                  <svg:desc>Sheet1.L19:Sheet1.L19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20:Sheet1.K24</svg:desc>
                </draw:g>
              </table:table-cell>
              <table:table-cell office:value-type="float" office:value="0.956582633053221">
                <text:p>0.956582633053221</text:p>
                <draw:g>
                  <svg:desc>Sheet1.L20:Sheet1.L24</svg:desc>
                </draw:g>
              </table:table-cell>
              <table:table-cell office:value-type="float" office:value="0.0786839746114588">
                <text:p>0.0786839746114588</text:p>
                <draw:g>
                  <svg:desc>Sheet1.M20:Sheet1.M24</svg:desc>
                </draw:g>
              </table:table-cell>
              <table:table-cell office:value-type="float" office:value="0.0786839746114588">
                <text:p>0.0786839746114588</text:p>
                <draw:g>
                  <svg:desc>Sheet1.M20:Sheet1.M24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88744588744589">
                <text:p>0.888744588744589</text:p>
              </table:table-cell>
              <table:table-cell office:value-type="float" office:value="0.0769490385348761">
                <text:p>0.0769490385348761</text:p>
              </table:table-cell>
              <table:table-cell office:value-type="float" office:value="0.0769490385348761">
                <text:p>0.07694903853487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27972027972028">
                <text:p>0.527972027972028</text:p>
              </table:table-cell>
              <table:table-cell office:value-type="float" office:value="0.112285952846238">
                <text:p>0.112285952846238</text:p>
              </table:table-cell>
              <table:table-cell office:value-type="float" office:value="0.112285952846238">
                <text:p>0.11228595284623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41269841269841">
                <text:p>0.541269841269841</text:p>
              </table:table-cell>
              <table:table-cell office:value-type="float" office:value="0.0945111614834892">
                <text:p>0.0945111614834892</text:p>
              </table:table-cell>
              <table:table-cell office:value-type="float" office:value="0.0945111614834892">
                <text:p>0.09451116148348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040662705328929">
                <text:p>0.040662705328929</text:p>
              </table:table-cell>
              <table:table-cell office:value-type="float" office:value="0.040662705328929">
                <text:p>0.040662705328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M38:Sheet1.M42" chart:error-lower-range="Sheet1.M38:Sheet1.M4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M38:Sheet1.M42" chart:error-lower-range="Sheet1.M38:Sheet1.M4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38:Sheet1.M42" chart:error-lower-range="Sheet1.M38:Sheet1.M4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62cm" svg:height="7.305cm" xlink:href=".." xlink:type="simple" chart:class="chart:bar" chart:style-name="ch1">
        <chart:title svg:x="2.922cm" svg:y="0.281cm" chart:style-name="ch2">
          <text:p>Measured Array Pattern (2800 Hz)</text:p>
        </chart:title>
        <chart:plot-area chart:style-name="ch3" table:cell-range-address="Sheet1.K38:Sheet1.L42 Sheet1.L37:Sheet1.L37" chart:data-source-has-labels="both" svg:x="1.259cm" svg:y="1.22cm" svg:width="11.542cm" svg:height="4.971cm">
          <chart:coordinate-region svg:x="2.013cm" svg:y="1.419cm" svg:width="10.788cm" svg:height="4.125cm"/>
          <chart:axis chart:dimension="x" chart:name="primary-x" chart:style-name="ch4" chartooo:axis-type="auto">
            <chartooo:date-scale/>
            <chart:title svg:x="6.166cm" svg:y="6.338cm" chart:style-name="ch5">
              <text:p>Angle (deg)</text:p>
            </chart:title>
            <chart:categories table:cell-range-address="Sheet1.K38:Sheet1.K42"/>
          </chart:axis>
          <chart:axis chart:dimension="y" chart:name="primary-y" chart:style-name="ch6">
            <chart:title svg:x="0.451cm" svg:y="4.093cm" chart:style-name="ch7">
              <text:p>Gain</text:p>
            </chart:title>
            <chart:grid chart:style-name="ch8" chart:class="major"/>
          </chart:axis>
          <chart:series chart:style-name="ch9" chart:values-cell-range-address="Sheet1.L38:Sheet1.L42" chart:label-cell-address="Sheet1.L37:Sheet1.L37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_est</text:p>
                <draw:g>
                  <svg:desc>Sheet1.L37:Sheet1.L3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38:Sheet1.K42</svg:desc>
                </draw:g>
              </table:table-cell>
              <table:table-cell office:value-type="float" office:value="0.66765873015873">
                <text:p>0.66765873015873</text:p>
                <draw:g>
                  <svg:desc>Sheet1.L38:Sheet1.L42</svg:desc>
                </draw:g>
              </table:table-cell>
              <table:table-cell office:value-type="float" office:value="0.131374667959788">
                <text:p>0.131374667959788</text:p>
                <draw:g>
                  <svg:desc>Sheet1.M38:Sheet1.M42</svg:desc>
                </draw:g>
              </table:table-cell>
              <table:table-cell office:value-type="float" office:value="0.131374667959788">
                <text:p>0.131374667959788</text:p>
                <draw:g>
                  <svg:desc>Sheet1.M38:Sheet1.M42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0929816727364178">
                <text:p>0.0929816727364178</text:p>
              </table:table-cell>
              <table:table-cell office:value-type="float" office:value="0.0929816727364178">
                <text:p>0.09298167273641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63095238095238">
                <text:p>0.0863095238095238</text:p>
              </table:table-cell>
              <table:table-cell office:value-type="float" office:value="0.0402101936622349">
                <text:p>0.0402101936622349</text:p>
              </table:table-cell>
              <table:table-cell office:value-type="float" office:value="0.0402101936622349">
                <text:p>0.04021019366223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29568583740758">
                <text:p>0.0329568583740758</text:p>
              </table:table-cell>
              <table:table-cell office:value-type="float" office:value="0.0329568583740758">
                <text:p>0.03295685837407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0788106027835793">
                <text:p>0.0788106027835793</text:p>
              </table:table-cell>
              <table:table-cell office:value-type="float" office:value="0.0788106027835793">
                <text:p>0.0788106027835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M55:Sheet1.M59" chart:error-lower-range="Sheet1.M55:Sheet1.M5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M55:Sheet1.M59" chart:error-lower-range="Sheet1.M55:Sheet1.M5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55:Sheet1.M59" chart:error-lower-range="Sheet1.M55:Sheet1.M5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cm" svg:height="7.292cm" xlink:href=".." xlink:type="simple" chart:class="chart:bar" chart:style-name="ch1">
        <chart:title svg:x="2.896cm" svg:y="0.28cm" chart:style-name="ch2">
          <text:p>Measured Array Pattern (5600 Hz)</text:p>
        </chart:title>
        <chart:plot-area chart:style-name="ch3" table:cell-range-address="Sheet1.K55:Sheet1.L59 Sheet1.L54:Sheet1.L54" chart:data-source-has-labels="both" svg:x="1.258cm" svg:y="1.218cm" svg:width="11.492cm" svg:height="4.961cm">
          <chart:coordinate-region svg:x="2.012cm" svg:y="1.417cm" svg:width="10.738cm" svg:height="4.115cm"/>
          <chart:axis chart:dimension="x" chart:name="primary-x" chart:style-name="ch4" chartooo:axis-type="auto">
            <chartooo:date-scale/>
            <chart:title svg:x="6.14cm" svg:y="6.325cm" chart:style-name="ch5">
              <text:p>Angle (deg)</text:p>
            </chart:title>
            <chart:categories table:cell-range-address="Sheet1.K55:Sheet1.K59"/>
          </chart:axis>
          <chart:axis chart:dimension="y" chart:name="primary-y" chart:style-name="ch6">
            <chart:title svg:x="0.451cm" svg:y="4.086cm" chart:style-name="ch7">
              <text:p>Gain</text:p>
            </chart:title>
            <chart:grid chart:style-name="ch8" chart:class="major"/>
          </chart:axis>
          <chart:series chart:style-name="ch9" chart:values-cell-range-address="Sheet1.L55:Sheet1.L59" chart:label-cell-address="Sheet1.L54:Sheet1.L54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_est</text:p>
                <draw:g>
                  <svg:desc>Sheet1.L54:Sheet1.L5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55:Sheet1.K59</svg:desc>
                </draw:g>
              </table:table-cell>
              <table:table-cell office:value-type="float" office:value="0.873076923076923">
                <text:p>0.873076923076923</text:p>
                <draw:g>
                  <svg:desc>Sheet1.L55:Sheet1.L59</svg:desc>
                </draw:g>
              </table:table-cell>
              <table:table-cell office:value-type="float" office:value="0.168331076810682">
                <text:p>0.168331076810682</text:p>
                <draw:g>
                  <svg:desc>Sheet1.M55:Sheet1.M59</svg:desc>
                </draw:g>
              </table:table-cell>
              <table:table-cell office:value-type="float" office:value="0.168331076810682">
                <text:p>0.168331076810682</text:p>
                <draw:g>
                  <svg:desc>Sheet1.M55:Sheet1.M59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35042735042735">
                <text:p>0.735042735042735</text:p>
              </table:table-cell>
              <table:table-cell office:value-type="float" office:value="0.254326433171739">
                <text:p>0.254326433171739</text:p>
              </table:table-cell>
              <table:table-cell office:value-type="float" office:value="0.254326433171739">
                <text:p>0.2543264331717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0889973296866711">
                <text:p>0.0889973296866711</text:p>
              </table:table-cell>
              <table:table-cell office:value-type="float" office:value="0.0889973296866711">
                <text:p>0.08899732968667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13947163947164">
                <text:p>0.413947163947164</text:p>
              </table:table-cell>
              <table:table-cell office:value-type="float" office:value="0.0931359198033881">
                <text:p>0.0931359198033881</text:p>
              </table:table-cell>
              <table:table-cell office:value-type="float" office:value="0.0931359198033881">
                <text:p>0.09313591980338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94444444444444">
                <text:p>0.494444444444444</text:p>
              </table:table-cell>
              <table:table-cell office:value-type="float" office:value="0.136588856701542">
                <text:p>0.136588856701542</text:p>
              </table:table-cell>
              <table:table-cell office:value-type="float" office:value="0.136588856701542">
                <text:p>0.1365888567015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